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 new" fo:font-size="10.5pt" fo:letter-spacing="normal" fo:font-style="normal" fo:font-weight="normal" officeooo:rsid="0017e25b" officeooo:paragraph-rsid="0017e25b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 officeooo:paragraph-rsid="001414a3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 officeooo:paragraph-rsid="00195132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 officeooo:rsid="001414a3" officeooo:paragraph-rsid="001414a3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 officeooo:rsid="001414a3" officeooo:paragraph-rsid="00195132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font-size="15pt" fo:letter-spacing="normal" fo:font-style="normal" fo:font-weight="normal" officeooo:rsid="0015fe2f" officeooo:paragraph-rsid="0015fe2f" style:font-size-asian="15pt" style:font-size-complex="15pt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 new" fo:font-size="10.5pt" fo:letter-spacing="normal" fo:font-style="normal" fo:font-weight="normal" officeooo:rsid="0017e25b" officeooo:paragraph-rsid="0017e25b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26a65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7e25b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26a65" officeooo:paragraph-rsid="00126a65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7e25b" officeooo:paragraph-rsid="0017e25b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7e25b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fo:font-size="10.5pt" fo:letter-spacing="normal" fo:font-style="normal" fo:font-weight="normal"/>
    </style:style>
    <style:style style:name="P19" style:family="paragraph" style:parent-style-name="Preformatted_20_Text">
      <style:paragraph-properties fo:orphans="2" fo:widows="2"/>
    </style:style>
    <style:style style:name="P2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a57f4" officeooo:paragraph-rsid="001a57f4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a57f4"/>
    </style:style>
    <style:style style:name="T3" style:family="text">
      <style:text-properties fo:font-size="10.5pt"/>
    </style:style>
    <style:style style:name="T4" style:family="text">
      <style:text-properties fo:font-size="10.5pt" officeooo:rsid="00126a65"/>
    </style:style>
    <style:style style:name="T5" style:family="text">
      <style:text-properties fo:font-size="10.5pt" officeooo:rsid="0017e25b"/>
    </style:style>
    <style:style style:name="T6" style:family="text">
      <style:text-properties fo:font-size="10.5pt" officeooo:rsid="001d7c5a"/>
    </style:style>
    <style:style style:name="T7" style:family="text">
      <style:text-properties officeooo:rsid="00126a65"/>
    </style:style>
    <style:style style:name="T8" style:family="text">
      <style:text-properties style:font-name="courier new" fo:font-size="10.5pt" fo:font-style="normal" fo:font-weight="normal"/>
    </style:style>
    <style:style style:name="T9" style:family="text">
      <style:text-properties officeooo:rsid="001a57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# Minecraft</text:p>
      <text:p text:style-name="P7"/>
      <text:p text:style-name="P5"/>
      <text:p text:style-name="P4"/>
      <text:p text:style-name="P4"/>
      <text:p text:style-name="P4"># Hier lernt Python die Minecraft-Befehle</text:p>
      <text:p text:style-name="P11">from mcpi.minecraft import Minecraft</text:p>
      <text:p text:style-name="P11">import mcpi.block as block</text:p>
      <text:p text:style-name="P11"/>
      <text:p text:style-name="P11"># Hier lernt Python z.B time.sleep()</text:p>
      <text:p text:style-name="P11">import time</text:p>
      <text:p text:style-name="P19"/>
      <text:p text:style-name="P11"># Hier verbinden wir uns mit dem Minecraft-Spiel</text:p>
      <text:p text:style-name="P11">mc = Minecraft.create()</text:p>
      <text:p text:style-name="P11">mc.postToChat("Hello world")</text:p>
      <text:p text:style-name="P11"/>
      <text:p text:style-name="P15"># Jetzt posten wir fünf mal</text:p>
      <text:p text:style-name="P15">for i in range(5):</text:p>
      <text:p text:style-name="P15"><text:tab/>mc.postToChat("Hello world")</text:p>
      <text:p text:style-name="P15"><text:tab/></text:p>
      <text:p text:style-name="P14"/>
      <text:p text:style-name="P1">#<text:span text:style-name="T7">Welcher Block ist am Spawn</text:span></text:p>
      <text:p text:style-name="P3"><text:span text:style-name="T8">blockType = mc.getBlock(0,0,0)</text:span> </text:p>
      <text:p text:style-name="P11"/>
      <text:p text:style-name="P11"><text:span text:style-name="T3">#set</text:span><text:span text:style-name="T4">ze einen Block</text:span><text:line-break/><text:span text:style-name="T3">mc.setBlock(0,0,0,block.DIRT.id)</text:span><text:line-break/><text:span text:style-name="T3">#set</text:span><text:span text:style-name="T4">ze einen Block</text:span><text:line-break/><text:span text:style-name="T3">mc.setblock(0,0,0,block.WOOD.id, 1)</text:span></text:p>
      <text:p text:style-name="P11"/>
      <text:p text:style-name="P11"/>
      <text:p text:style-name="P11"/>
      <text:p text:style-name="P11"/>
      <text:p text:style-name="P12"><text:span text:style-name="T3"># </text:span><text:span text:style-name="T5">Position des Spielers</text:span><text:span text:style-name="T6">aaa <text:s text:c="2"/></text:span><text:line-break/><text:span text:style-name="T3">playerTile = mc.player.getTilePos()</text:span></text:p>
      <text:p text:style-name="P12"><text:span text:style-name="T4">x,y,z = playerTile</text:span><text:line-break/></text:p>
      <text:p text:style-name="P11"/>
      <text:p text:style-name="P11"><text:span text:style-name="T3">#</text:span><text:span text:style-name="T5">Spieler Teleportieren</text:span><text:line-break/><text:span text:style-name="T3">mc.player.setTilePos(0,0,0)</text:span></text:p>
      <text:p text:style-name="P11"/>
      <text:p text:style-name="P11"/>
      <text:p text:style-name="P2"># … und wir machen aus Wasser Eis</text:p>
      <text:p text:style-name="P10">pos = mc.player.getTilePos()</text:p>
      <text:p text:style-name="P17"><text:s text:c="2"/><text:span text:style-name="T1">y=y-1</text:span></text:p>
      <text:p text:style-name="P17"><text:s text:c="2"/><text:span text:style-name="T1">b = mc.getBlock(pos.x,pos.y,pos.z) <text:s/></text:span></text:p>
      <text:p text:style-name="P17"><text:s text:c="2"/><text:span text:style-name="T1">if b == block.AIR.id or b == block.WATER_STATIONARY.id or b == block.WATER_FLOWING.id:</text:span></text:p>
      <text:p text:style-name="P13"><text:s text:c="4"/>mc.setBlock(pos.x, pos.y, pos.z, block.GLASS.id)</text:p>
      <text:p text:style-name="P18"/>
      <text:p text:style-name="P19"/>
      <text:p text:style-name="P11"># Hier beginnt die Spieleschleife</text:p>
      <text:p text:style-name="P11">while True:</text:p>
      <text:p text:style-name="P20"><text:s text:c="2"/><text:span text:style-name="T1">pass</text:span></text:p>
      <text:p text:style-name="P4"><text:span text:style-name="T9">#</text:span>events = mc.events.pollBlockHits()</text:p>
      <text:p text:style-name="P16"><text:s text:c="2"/></text:p>
      <text:p text:style-name="P16"><text:s text:c="2"/><text:span text:style-name="T1"># </text:span><text:span text:style-name="T2">hole events ab</text:span></text:p>
      <text:p text:style-name="P16"><text:s text:c="2"/><text:span text:style-name="T1">for e in events:</text:span></text:p>
      <text:p text:style-name="P16"><text:s text:c="4"/><text:span text:style-name="T1"># Get the coordinate that the hit happened at</text:span></text:p>
      <text:p text:style-name="P16"><text:s text:c="4"/><text:span text:style-name="T1">xevent, yevent,zevent <text:s/>= e.pos</text:span></text:p>
      <text:p text:style-name="P21"><text:soft-page-break/># So, jetzt weißt du, welcher Block geschlagen wurde</text:p>
      <text:p text:style-name="P16"><text:s text:c="4"/></text:p>
      <text:p text:style-name="P16"><text:s text:c="4"/></text:p>
      <text:p text:style-name="P16"><text:s/></text:p>
      <text:p text:style-name="Standard"/>
      <text:p text:style-name="Standard"/>
      <text:p text:style-name="P8"/>
      <text:p text:style-name="P8"># Schau mal hier</text:p>
      <text:p text:style-name="P8"># http://www.stuffaboutcode.com/p/minecraft-api-reference.html</text:p>
      <text:p text:style-name="P8"># https://github.com/thetalent/MinecraftpiVH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7:15:37.563994240</meta:creation-date>
    <dc:date>2018-03-21T12:47:25.595144418</dc:date>
    <meta:editing-duration>PT1H31M32S</meta:editing-duration>
    <meta:editing-cycles>9</meta:editing-cycles>
    <meta:generator>LibreOffice/4.3.3.2$Linux_ARM_EABI LibreOffice_project/430m0$Build-2</meta:generator>
    <meta:document-statistic meta:table-count="0" meta:image-count="0" meta:object-count="0" meta:page-count="2" meta:paragraph-count="41" meta:word-count="159" meta:character-count="1269" meta:non-whitespace-character-count="1101"/>
  </office:meta>
</office:document-meta>
</file>